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background-color="transparent" fo:color="#000000" fo:font-family="DejaVu Sans" fo:font-size="15.000000000000000pt" fo:font-style="normal" fo:font-variant="normal" fo:font-weight="bold" fo:text-transform="none" style:font-family-generic="roman" style:font-pitch="variable" style:text-line-through-style="none" style:text-line-through-type="none" style:text-position="0% 100%" style:text-underline-color="font-color" style:text-underline-style="none" style:text-underline-type="none"/>
    </style:style>
    <style:style style:name="T2" style:family="text">
      <style:text-properties fo:background-color="transparent" fo:font-family="DejaVu Sans" fo:font-size="15.000000000000000pt" fo:font-style="normal" fo:font-variant="normal" fo:font-weight="bold" fo:text-transform="none" style:font-family-generic="roman" style:font-pitch="variable" style:text-line-through-style="none" style:text-line-through-type="none" style:text-underline-color="font-color" style:text-underline-style="none" style:text-underline-type="none"/>
    </style:style>
    <style:style style:name="P1" style:family="paragraph">
      <style:paragraph-properties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P2" style:family="paragraph">
      <style:paragraph-properties fo:text-align="center"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gr1" style:family="graphic">
      <style:graphic-properties draw:fill="none" draw:stroke="none" fo:margin="0.000000000000000pt" style:wrap="biggest" style:wrap-contour="false" style:wrap-dynamic-threshold="0.000000000000000pt"/>
    </style:style>
    <style:style style:name="gr2" style:family="graphic">
      <style:graphic-properties draw:fill="solid" draw:fill-color="#ffffff" draw:stroke="solid" draw:stroke-linejoin="bevel" draw:textarea-horizontal-align="left" draw:textarea-vertical-align="top" fo:margin="0.000000000000000pt" style:wrap="biggest" style:wrap-contour="false" style:wrap-dynamic-threshold="0.000000000000000pt" svg:fill-rule="evenodd" svg:stroke-color="#000000" svg:stroke-linecap="butt" svg:stroke-opacity="1" svg:stroke-width="2.834650580000000pt"/>
    </style:style>
    <style:style style:name="gr3" style:family="graphic">
      <style:graphic-properties draw:auto-grow-height="false" draw:auto-grow-width="true" draw:fill="none" draw:stroke="none" draw:textarea-vertical-align="middle" fo:margin="0.000000000000000pt" fo:padding="0.000000000000000pt" style:wrap="biggest" style:wrap-contour="false" style:wrap-dynamic-threshold="0.000000000000000pt"/>
      <style:paragraph-properties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gr4" style:family="graphic">
      <style:graphic-properties draw:fill="solid" draw:fill-color="#d9d9cd" draw:stroke="solid" draw:stroke-linejoin="bevel" draw:textarea-horizontal-align="left" draw:textarea-vertical-align="top" fo:margin="0.000000000000000pt" style:wrap="biggest" style:wrap-contour="false" style:wrap-dynamic-threshold="0.000000000000000pt" svg:fill-rule="evenodd" svg:stroke-color="#000000" svg:stroke-linecap="butt" svg:stroke-opacity="1" svg:stroke-width="2.834650580000000pt"/>
    </style:style>
    <style:style style:name="gr5"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000000" svg:stroke-linecap="butt" svg:stroke-opacity="1" svg:stroke-width="0.283465058000000pt"/>
    </style:style>
    <style:style style:name="gr6" style:family="graphic">
      <style:graphic-properties draw:fill="solid" draw:fill-color="#a1a1a1" draw:stroke="solid" draw:stroke-linejoin="bevel" draw:textarea-horizontal-align="left" draw:textarea-vertical-align="top" fo:margin="0.000000000000000pt" style:wrap="biggest" style:wrap-contour="false" style:wrap-dynamic-threshold="0.000000000000000pt" svg:fill-rule="evenodd" svg:stroke-color="#000000" svg:stroke-linecap="butt" svg:stroke-opacity="1" svg:stroke-width="2.834650580000000pt"/>
    </style:style>
    <style:style style:name="gr7" style:family="graphic">
      <style:graphic-properties draw:fill="none" draw:stroke="solid" draw:stroke-linejoin="bevel"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dp2" style:family="drawing-page"/>
  </office:automatic-styles>
  <office:body>
    <office:drawing>
      <draw:page draw:name="page1" draw:id="page1" xml:id="page1" draw:master-page-name="Default1" draw:style-name="dp2">
        <draw:layer-set>
          <draw:layer draw:name=""/>
        </draw:layer-set>
        <draw:g draw:style-name="gr1" xml:id="shape-1" draw:id="shape-1" svg:y="144.32627483212pt">
          <draw:path draw:style-name="gr2" xml:id="shape-2" draw:id="shape-2" draw:layer="" svg:width="281.68822153938pt" svg:height="83.98924922165pt" svg:x="309.44797183428pt" svg:y="147.16092541212pt" svg:viewBox="0 0 282 84" svg:d="M0 0L281.688 0L281.688 83.9892L0 83.9892Z" calligra:nodeTypes="ccccc">
            <draw:glue-point draw:id="4" svg:x="0.50000000000pt" svg:y="0.50000000000pt" draw:align="center"/>
            <draw:glue-point draw:id="5" svg:x="0.50000000000pt" svg:y="0.50000000000pt" draw:align="center"/>
          </draw:path>
          <draw:frame draw:style-name="gr3" xml:id="shape-3" draw:id="shape-3" draw:layer="" svg:width="224.80904078871pt" svg:height="83.99798999846pt" svg:x="337.54910193287pt" svg:y="147.16092541212pt">
            <draw:text-box>
              <text:p text:style-name="P1"/>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4" draw:id="shape-4" svg:y="166.12260872865pt">
          <draw:path draw:style-name="gr2" xml:id="shape-5" draw:id="shape-5" draw:layer="" svg:width="128.58226516740pt" svg:height="42.80740118567pt" svg:x="315.16752035811pt" svg:y="168.95725930865pt" svg:viewBox="0 0 129 43" svg:d="M0 0L128.582 0L128.582 42.8074L0 42.8074Z" calligra:nodeTypes="ccccc">
            <draw:glue-point draw:id="4" svg:x="0.50000000000pt" svg:y="0.50000000000pt" draw:align="center"/>
            <draw:glue-point draw:id="5" svg:x="0.50000000000pt" svg:y="0.50000000000pt" draw:align="center"/>
          </draw:path>
          <draw:frame draw:style-name="gr3" xml:id="shape-6" draw:id="shape-6" draw:layer="" svg:width="103.21301179757pt" svg:height="42.67870737524pt" svg:x="328.06914683280pt" svg:y="168.95725930865pt">
            <draw:text-box>
              <text:p text:style-name="P2"><text:span text:style-name="T1">Coordinator</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7" draw:id="shape-7" svg:y="166.05771263608pt">
          <draw:path draw:style-name="gr2" xml:id="shape-8" draw:id="shape-8" draw:layer="" svg:width="114.35238596315pt" svg:height="42.32561583454pt" svg:x="465.81909309672pt" svg:y="168.89236321608pt" svg:viewBox="0 0 114 42" svg:d="M0 0L114.352 0L114.352 42.3256L0 42.3256Z" calligra:nodeTypes="ccccc">
            <draw:glue-point draw:id="4" svg:x="0.50000000000pt" svg:y="0.50000000000pt" draw:align="center"/>
            <draw:glue-point draw:id="5" svg:x="0.50000000000pt" svg:y="0.50000000000pt" draw:align="center"/>
          </draw:path>
          <draw:frame draw:style-name="gr3" xml:id="shape-9" draw:id="shape-9" draw:layer="" svg:width="90.83832947876pt" svg:height="42.67870737524pt" svg:x="477.17388428156pt" svg:y="168.89236321608pt">
            <draw:text-box>
              <text:p text:style-name="P2"><text:span text:style-name="T2">Network Emulator</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10" draw:id="shape-10" svg:y="97.30176549811pt">
          <draw:rect draw:style-name="gr4" xml:id="shape-11" draw:id="shape-11" draw:layer="" svg:width="65.73817616233pt" svg:height="51.22007197530pt" svg:x="275.34917082831pt" svg:y="100.13641607811pt">
            <draw:glue-point draw:id="4" svg:x="0.50000000000pt" svg:y="0.50000000000pt" draw:align="center"/>
            <draw:glue-point draw:id="5" svg:x="0.50000000000pt" svg:y="0.50000000000pt" draw:align="center"/>
          </draw:rect>
          <draw:rect draw:style-name="gr5" xml:id="shape-12" draw:id="shape-12" draw:layer="" svg:width="65.73817616233pt" svg:height="51.22007197530pt" svg:x="275.34917082831pt" svg:y="100.13641607811pt">
            <draw:glue-point draw:id="4" svg:x="0.50000000000pt" svg:y="0.50000000000pt" draw:align="center"/>
            <draw:glue-point draw:id="5" svg:x="0.50000000000pt" svg:y="0.50000000000pt" draw:align="center"/>
          </draw:rect>
          <draw:rect draw:style-name="gr6" xml:id="shape-13" draw:id="shape-13" draw:layer="" svg:width="58.44123860831pt" svg:height="40.95762204143pt" svg:x="278.99763960532pt" svg:y="103.54699075673pt">
            <draw:glue-point draw:id="4" svg:x="0.50000000000pt" svg:y="0.50000000000pt" draw:align="center"/>
            <draw:glue-point draw:id="5" svg:x="0.50000000000pt" svg:y="0.50000000000pt" draw:align="center"/>
          </draw:rect>
          <draw:rect draw:style-name="gr5" xml:id="shape-14" draw:id="shape-14" draw:layer="" svg:width="58.44123860831pt" svg:height="40.95762204143pt" svg:x="278.99763960532pt" svg:y="103.54699075673pt">
            <draw:glue-point draw:id="4" svg:x="0.50000000000pt" svg:y="0.50000000000pt" draw:align="center"/>
            <draw:glue-point draw:id="5" svg:x="0.50000000000pt" svg:y="0.50000000000pt" draw:align="center"/>
          </draw:rect>
          <draw:path draw:style-name="gr4" xml:id="shape-15" draw:id="shape-15" draw:layer="" svg:width="43.78856988334pt" svg:height="3.15519839160pt" svg:x="286.29457715933pt" svg:y="151.35648805341pt" svg:viewBox="0 0 44 3" svg:d="M0 0L43.7886 0L32.8251 3.1552L10.9307 3.1552Z" calligra:nodeTypes="ccccc">
            <draw:glue-point draw:id="4" svg:x="0.50000000000pt" svg:y="0.50000000000pt" draw:align="center"/>
            <draw:glue-point draw:id="5" svg:x="0.50000000000pt" svg:y="0.50000000000pt" draw:align="center"/>
          </draw:path>
          <draw:path draw:style-name="gr5" xml:id="shape-16" draw:id="shape-16" draw:layer="" svg:width="43.78856988334pt" svg:height="3.15519839160pt" svg:x="286.29457715933pt" svg:y="151.35648805341pt" svg:viewBox="0 0 44 3" svg:d="M0 0L43.7886 0L32.8251 3.1552L10.9307 3.1552Z" calligra:nodeTypes="ccccc">
            <draw:glue-point draw:id="4" svg:x="0.50000000000pt" svg:y="0.50000000000pt" draw:align="center"/>
            <draw:glue-point draw:id="5" svg:x="0.50000000000pt" svg:y="0.50000000000pt" draw:align="center"/>
          </draw:path>
          <draw:rect draw:style-name="gr4" xml:id="shape-17" draw:id="shape-17" draw:layer="" svg:width="21.92368175014pt" svg:height="3.41057467862pt" svg:x="297.27285257844pt" svg:y="154.76706273203pt">
            <draw:glue-point draw:id="4" svg:x="0.50000000000pt" svg:y="0.50000000000pt" draw:align="center"/>
            <draw:glue-point draw:id="5" svg:x="0.50000000000pt" svg:y="0.50000000000pt" draw:align="center"/>
          </draw:rect>
          <draw:rect draw:style-name="gr5" xml:id="shape-18" draw:id="shape-18" draw:layer="" svg:width="21.92368175014pt" svg:height="3.41057467862pt" svg:x="297.27285257844pt" svg:y="154.76706273203pt">
            <draw:glue-point draw:id="4" svg:x="0.50000000000pt" svg:y="0.50000000000pt" draw:align="center"/>
            <draw:glue-point draw:id="5" svg:x="0.50000000000pt" svg:y="0.50000000000pt" draw:align="center"/>
          </draw:rect>
          <draw:rect draw:style-name="gr4" xml:id="shape-19" draw:id="shape-19" draw:layer="" svg:width="43.81449441219pt" svg:height="3.41057467862pt" svg:x="286.29457715933pt" svg:y="158.17763741065pt">
            <draw:glue-point draw:id="4" svg:x="0.50000000000pt" svg:y="0.50000000000pt" draw:align="center"/>
            <draw:glue-point draw:id="5" svg:x="0.50000000000pt" svg:y="0.50000000000pt" draw:align="center"/>
          </draw:rect>
          <draw:rect draw:style-name="gr5" xml:id="shape-20" draw:id="shape-20" draw:layer="" svg:width="43.81449441219pt" svg:height="3.41057467862pt" svg:x="286.29457715933pt" svg:y="158.17763741065pt">
            <draw:glue-point draw:id="4" svg:x="0.50000000000pt" svg:y="0.50000000000pt" draw:align="center"/>
            <draw:glue-point draw:id="5" svg:x="0.50000000000pt" svg:y="0.50000000000pt" draw:align="center"/>
          </draw:rect>
          <draw:glue-point draw:id="4" svg:x="-50%" svg:y="0%"/>
          <draw:glue-point draw:id="5" svg:x="50%" svg:y="0%"/>
          <draw:glue-point draw:id="6" svg:x="0%" svg:y="-50%"/>
          <draw:glue-point draw:id="7" svg:x="0%" svg:y="50%"/>
          <draw:glue-point draw:id="8" svg:x="-50%" svg:y="-50%"/>
          <draw:glue-point draw:id="9" svg:x="-50%" svg:y="33.33%"/>
          <draw:glue-point draw:id="10" svg:x="50%" svg:y="-50%"/>
          <draw:glue-point draw:id="11" svg:x="50%" svg:y="33.33%"/>
          <draw:glue-point draw:id="12" svg:x="-33.3301%" svg:y="50%"/>
          <draw:glue-point draw:id="13" svg:x="33.33%" svg:y="50%"/>
          <draw:glue-point draw:id="14" svg:x="2.78%" svg:y="2.78%"/>
          <draw:glue-point draw:id="15" svg:x="0.50000000000pt" svg:y="0.50000000000pt" draw:align="center"/>
        </draw:g>
        <draw:g draw:style-name="gr1" xml:id="shape-21" draw:id="shape-21" svg:y="376.70348506973pt">
          <draw:path draw:style-name="gr2" xml:id="shape-22" draw:id="shape-22" draw:layer="" svg:width="281.37656648576pt" svg:height="83.97845060389pt" svg:x="154.84192863916pt" svg:y="374.96339559277pt" svg:viewBox="0 0 281 84" svg:d="M0 0L281.377 0L281.377 83.9785L0 83.9785Z" calligra:nodeTypes="ccccc">
            <draw:glue-point draw:id="4" svg:x="0.50000000000pt" svg:y="0.50000000000pt" draw:align="center"/>
            <draw:glue-point draw:id="5" svg:x="0.50000000000pt" svg:y="0.50000000000pt" draw:align="center"/>
          </draw:path>
          <draw:frame draw:style-name="gr3" xml:id="shape-23" draw:id="shape-23" draw:layer="" svg:width="224.80904078871pt" svg:height="83.99798999846pt" svg:x="182.94305873775pt" svg:y="374.96339559277pt">
            <draw:text-box>
              <text:p text:style-name="P1"/>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24" draw:id="shape-24" svg:y="398.90358502644pt">
          <draw:path draw:style-name="gr2" xml:id="shape-25" draw:id="shape-25" draw:layer="" svg:width="113.33219025278pt" svg:height="42.61566384920pt" svg:x="160.56147716299pt" svg:y="397.16349554948pt" svg:viewBox="0 0 113 43" svg:d="M0 0L113.332 0L113.332 42.6157L0 42.6157Z" calligra:nodeTypes="ccccc">
            <draw:glue-point draw:id="4" svg:x="0.50000000000pt" svg:y="0.50000000000pt" draw:align="center"/>
            <draw:glue-point draw:id="5" svg:x="0.50000000000pt" svg:y="0.50000000000pt" draw:align="center"/>
          </draw:path>
          <draw:frame draw:style-name="gr3" xml:id="shape-26" draw:id="shape-26" draw:layer="" svg:width="90.83832947876pt" svg:height="42.67870737524pt" svg:x="171.91626834784pt" svg:y="397.16349554948pt">
            <draw:text-box>
              <text:p text:style-name="P2"><text:span text:style-name="T1">Client</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27" draw:id="shape-27" svg:y="399.27413396284pt">
          <draw:path draw:style-name="gr2" xml:id="shape-28" draw:id="shape-28" draw:layer="" svg:width="121.69831014558pt" svg:height="42.65374013253pt" svg:x="304.22021378811pt" svg:y="397.53404448588pt" svg:viewBox="0 0 122 43" svg:d="M0 0L121.698 0L121.698 42.6537L0 42.6537Z" calligra:nodeTypes="ccccc">
            <draw:glue-point draw:id="4" svg:x="0.50000000000pt" svg:y="0.50000000000pt" draw:align="center"/>
            <draw:glue-point draw:id="5" svg:x="0.50000000000pt" svg:y="0.50000000000pt" draw:align="center"/>
          </draw:path>
          <draw:frame draw:style-name="gr3" xml:id="shape-29" draw:id="shape-29" draw:layer="" svg:width="96.37614322504pt" svg:height="42.67870737524pt" svg:x="316.26723169124pt" svg:y="397.53404448588pt">
            <draw:text-box>
              <text:p text:style-name="P2"><text:span text:style-name="T2">Application</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30" draw:id="shape-30" svg:y="329.67897573572pt">
          <draw:rect draw:style-name="gr4" xml:id="shape-31" draw:id="shape-31" draw:layer="" svg:width="65.73817616233pt" svg:height="51.22007197530pt" svg:x="130.74312763319pt" svg:y="327.93888625876pt">
            <draw:glue-point draw:id="4" svg:x="0.50000000000pt" svg:y="0.50000000000pt" draw:align="center"/>
            <draw:glue-point draw:id="5" svg:x="0.50000000000pt" svg:y="0.50000000000pt" draw:align="center"/>
          </draw:rect>
          <draw:rect draw:style-name="gr5" xml:id="shape-32" draw:id="shape-32" draw:layer="" svg:width="65.73817616233pt" svg:height="51.22007197530pt" svg:x="130.74312763319pt" svg:y="327.93888625876pt">
            <draw:glue-point draw:id="4" svg:x="0.50000000000pt" svg:y="0.50000000000pt" draw:align="center"/>
            <draw:glue-point draw:id="5" svg:x="0.50000000000pt" svg:y="0.50000000000pt" draw:align="center"/>
          </draw:rect>
          <draw:rect draw:style-name="gr6" xml:id="shape-33" draw:id="shape-33" draw:layer="" svg:width="58.44123860831pt" svg:height="40.95762204143pt" svg:x="134.39159641020pt" svg:y="331.34946093738pt">
            <draw:glue-point draw:id="4" svg:x="0.50000000000pt" svg:y="0.50000000000pt" draw:align="center"/>
            <draw:glue-point draw:id="5" svg:x="0.50000000000pt" svg:y="0.50000000000pt" draw:align="center"/>
          </draw:rect>
          <draw:rect draw:style-name="gr5" xml:id="shape-34" draw:id="shape-34" draw:layer="" svg:width="58.44123860831pt" svg:height="40.95762204143pt" svg:x="134.39159641020pt" svg:y="331.34946093738pt">
            <draw:glue-point draw:id="4" svg:x="0.50000000000pt" svg:y="0.50000000000pt" draw:align="center"/>
            <draw:glue-point draw:id="5" svg:x="0.50000000000pt" svg:y="0.50000000000pt" draw:align="center"/>
          </draw:rect>
          <draw:path draw:style-name="gr4" xml:id="shape-35" draw:id="shape-35" draw:layer="" svg:width="43.57818570895pt" svg:height="3.31842732173pt" svg:x="141.68853396422pt" svg:y="379.15895823406pt" svg:viewBox="0 0 44 3" svg:d="M0 0L43.5782 0L32.6674 3.31843L10.8782 3.31843Z" calligra:nodeTypes="ccccc">
            <draw:glue-point draw:id="4" svg:x="0.50000000000pt" svg:y="0.50000000000pt" draw:align="center"/>
            <draw:glue-point draw:id="5" svg:x="0.50000000000pt" svg:y="0.50000000000pt" draw:align="center"/>
          </draw:path>
          <draw:path draw:style-name="gr5" xml:id="shape-36" draw:id="shape-36" draw:layer="" svg:width="43.57818570895pt" svg:height="3.31842732173pt" svg:x="141.68853396422pt" svg:y="379.15895823406pt" svg:viewBox="0 0 44 3" svg:d="M0 0L43.5782 0L32.6674 3.31843L10.8782 3.31843Z" calligra:nodeTypes="ccccc">
            <draw:glue-point draw:id="4" svg:x="0.50000000000pt" svg:y="0.50000000000pt" draw:align="center"/>
            <draw:glue-point draw:id="5" svg:x="0.50000000000pt" svg:y="0.50000000000pt" draw:align="center"/>
          </draw:path>
          <draw:rect draw:style-name="gr4" xml:id="shape-37" draw:id="shape-37" draw:layer="" svg:width="21.92368175014pt" svg:height="3.41057467862pt" svg:x="152.66680938333pt" svg:y="382.56953291268pt">
            <draw:glue-point draw:id="4" svg:x="0.50000000000pt" svg:y="0.50000000000pt" draw:align="center"/>
            <draw:glue-point draw:id="5" svg:x="0.50000000000pt" svg:y="0.50000000000pt" draw:align="center"/>
          </draw:rect>
          <draw:rect draw:style-name="gr5" xml:id="shape-38" draw:id="shape-38" draw:layer="" svg:width="21.92368175014pt" svg:height="3.41057467862pt" svg:x="152.66680938333pt" svg:y="382.56953291268pt">
            <draw:glue-point draw:id="4" svg:x="0.50000000000pt" svg:y="0.50000000000pt" draw:align="center"/>
            <draw:glue-point draw:id="5" svg:x="0.50000000000pt" svg:y="0.50000000000pt" draw:align="center"/>
          </draw:rect>
          <draw:rect draw:style-name="gr4" xml:id="shape-39" draw:id="shape-39" draw:layer="" svg:width="43.81449441219pt" svg:height="3.41057467862pt" svg:x="141.68853396422pt" svg:y="385.98010759130pt">
            <draw:glue-point draw:id="4" svg:x="0.50000000000pt" svg:y="0.50000000000pt" draw:align="center"/>
            <draw:glue-point draw:id="5" svg:x="0.50000000000pt" svg:y="0.50000000000pt" draw:align="center"/>
          </draw:rect>
          <draw:rect draw:style-name="gr5" xml:id="shape-40" draw:id="shape-40" draw:layer="" svg:width="43.81449441219pt" svg:height="3.41057467862pt" svg:x="141.68853396422pt" svg:y="385.98010759130pt">
            <draw:glue-point draw:id="4" svg:x="0.50000000000pt" svg:y="0.50000000000pt" draw:align="center"/>
            <draw:glue-point draw:id="5" svg:x="0.50000000000pt" svg:y="0.50000000000pt" draw:align="center"/>
          </draw:rect>
          <draw:glue-point draw:id="4" svg:x="-50%" svg:y="0%"/>
          <draw:glue-point draw:id="5" svg:x="50%" svg:y="0%"/>
          <draw:glue-point draw:id="6" svg:x="0%" svg:y="-50%"/>
          <draw:glue-point draw:id="7" svg:x="0%" svg:y="50%"/>
          <draw:glue-point draw:id="8" svg:x="-50%" svg:y="-50%"/>
          <draw:glue-point draw:id="9" svg:x="-50%" svg:y="33.33%"/>
          <draw:glue-point draw:id="10" svg:x="50%" svg:y="-50%"/>
          <draw:glue-point draw:id="11" svg:x="50%" svg:y="33.33%"/>
          <draw:glue-point draw:id="12" svg:x="-33.3301%" svg:y="50%"/>
          <draw:glue-point draw:id="13" svg:x="33.33%" svg:y="50%"/>
          <draw:glue-point draw:id="14" svg:x="2.78%" svg:y="2.78%"/>
          <draw:glue-point draw:id="15" svg:x="0.50000000000pt" svg:y="0.50000000000pt" draw:align="center"/>
        </draw:g>
        <draw:connector draw:style-name="gr7" xml:id="shape-41" draw:id="shape-41" draw:layer="" draw:type="line" draw:start-shape="shape-25" draw:start-glue-point="1" draw:end-shape="shape-28" draw:end-glue-point="3" svg:d="M0 0L30.3265 0.389587" svg:viewBox="0 0 30 0"/>
        <draw:g draw:style-name="gr1" xml:id="shape-42" draw:id="shape-42" svg:y="372.64605709754pt">
          <draw:path draw:style-name="gr2" xml:id="shape-43" draw:id="shape-43" draw:layer="" svg:width="281.75407170129pt" svg:height="83.95695611951pt" svg:x="504.24186307116pt" svg:y="375.48070767754pt" svg:viewBox="0 0 282 84" svg:d="M0 0L281.754 0L281.754 83.957L0 83.957Z" calligra:nodeTypes="ccccc">
            <draw:glue-point draw:id="4" svg:x="0.50000000000pt" svg:y="0.50000000000pt" draw:align="center"/>
            <draw:glue-point draw:id="5" svg:x="0.50000000000pt" svg:y="0.50000000000pt" draw:align="center"/>
          </draw:path>
          <draw:frame draw:style-name="gr3" xml:id="shape-44" draw:id="shape-44" draw:layer="" svg:width="224.80904078871pt" svg:height="83.99798999846pt" svg:x="532.34299316975pt" svg:y="375.48070767754pt">
            <draw:text-box>
              <text:p text:style-name="P1"/>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45" draw:id="shape-45" svg:y="394.84615705425pt">
          <draw:path draw:style-name="gr2" xml:id="shape-46" draw:id="shape-46" draw:layer="" svg:width="113.66516624538pt" svg:height="42.23479874182pt" svg:x="509.96141159499pt" svg:y="397.68080763425pt" svg:viewBox="0 0 114 42" svg:d="M0 0L113.665 0L113.665 42.2348L0 42.2348Z" calligra:nodeTypes="ccccc">
            <draw:glue-point draw:id="4" svg:x="0.50000000000pt" svg:y="0.50000000000pt" draw:align="center"/>
            <draw:glue-point draw:id="5" svg:x="0.50000000000pt" svg:y="0.50000000000pt" draw:align="center"/>
          </draw:path>
          <draw:frame draw:style-name="gr3" xml:id="shape-47" draw:id="shape-47" draw:layer="" svg:width="90.83832947876pt" svg:height="42.67870737524pt" svg:x="521.31620277984pt" svg:y="397.68080763425pt">
            <draw:text-box>
              <text:p text:style-name="P2"><text:span text:style-name="T1">Client</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48" draw:id="shape-48" svg:y="394.97372884132pt">
          <draw:path draw:style-name="gr2" xml:id="shape-49" draw:id="shape-49" draw:layer="" svg:width="120.83638574297pt" svg:height="42.31022873235pt" svg:x="654.18782814586pt" svg:y="397.80837942132pt" svg:viewBox="0 0 121 42" svg:d="M0 0L120.836 0L120.836 42.3102L0 42.3102Z" calligra:nodeTypes="ccccc">
            <draw:glue-point draw:id="4" svg:x="0.50000000000pt" svg:y="0.50000000000pt" draw:align="center"/>
            <draw:glue-point draw:id="5" svg:x="0.50000000000pt" svg:y="0.50000000000pt" draw:align="center"/>
          </draw:path>
          <draw:frame draw:style-name="gr3" xml:id="shape-50" draw:id="shape-50" draw:layer="" svg:width="95.93966836834pt" svg:height="42.67870737524pt" svg:x="666.18028669191pt" svg:y="397.80837942132pt">
            <draw:text-box>
              <text:p text:style-name="P2"><text:span text:style-name="T2">Application</text:span></text:p>
            </draw:text-box>
            <draw:glue-point draw:id="4" svg:x="0.50000000000pt" svg:y="0.50000000000pt" draw:align="center"/>
            <draw:glue-point draw:id="5" svg:x="0.50000000000pt" svg:y="0.50000000000pt" draw:align="center"/>
          </draw:frame>
          <draw:glue-point draw:id="4" svg:x="0%" svg:y="-50%"/>
          <draw:glue-point draw:id="5" svg:x="0%" svg:y="50%"/>
          <draw:glue-point draw:id="6" svg:x="50%" svg:y="0%"/>
          <draw:glue-point draw:id="7" svg:x="0%" svg:y="0%"/>
        </draw:g>
        <draw:g draw:style-name="gr1" xml:id="shape-51" draw:id="shape-51" svg:y="325.62154776353pt">
          <draw:rect draw:style-name="gr4" xml:id="shape-52" draw:id="shape-52" draw:layer="" svg:width="65.73817616233pt" svg:height="51.22007197530pt" svg:x="741.65117711024pt" svg:y="328.45619834353pt">
            <draw:glue-point draw:id="4" svg:x="0.50000000000pt" svg:y="0.50000000000pt" draw:align="center"/>
            <draw:glue-point draw:id="5" svg:x="0.50000000000pt" svg:y="0.50000000000pt" draw:align="center"/>
          </draw:rect>
          <draw:rect draw:style-name="gr5" xml:id="shape-53" draw:id="shape-53" draw:layer="" svg:width="65.73817616233pt" svg:height="51.22007197530pt" svg:x="741.65117711024pt" svg:y="328.45619834353pt">
            <draw:glue-point draw:id="4" svg:x="0.50000000000pt" svg:y="0.50000000000pt" draw:align="center"/>
            <draw:glue-point draw:id="5" svg:x="0.50000000000pt" svg:y="0.50000000000pt" draw:align="center"/>
          </draw:rect>
          <draw:rect draw:style-name="gr6" xml:id="shape-54" draw:id="shape-54" draw:layer="" svg:width="58.44123860831pt" svg:height="40.95762204143pt" svg:x="745.29964588725pt" svg:y="331.86677302215pt">
            <draw:glue-point draw:id="4" svg:x="0.50000000000pt" svg:y="0.50000000000pt" draw:align="center"/>
            <draw:glue-point draw:id="5" svg:x="0.50000000000pt" svg:y="0.50000000000pt" draw:align="center"/>
          </draw:rect>
          <draw:rect draw:style-name="gr5" xml:id="shape-55" draw:id="shape-55" draw:layer="" svg:width="58.44123860831pt" svg:height="40.95762204143pt" svg:x="745.29964588725pt" svg:y="331.86677302215pt">
            <draw:glue-point draw:id="4" svg:x="0.50000000000pt" svg:y="0.50000000000pt" draw:align="center"/>
            <draw:glue-point draw:id="5" svg:x="0.50000000000pt" svg:y="0.50000000000pt" draw:align="center"/>
          </draw:rect>
          <draw:path draw:style-name="gr4" xml:id="shape-56" draw:id="shape-56" draw:layer="" svg:width="43.16042937413pt" svg:height="3.67065625908pt" svg:x="752.59658344127pt" svg:y="379.67627031883pt" svg:viewBox="0 0 43 4" svg:d="M0 0L43.1604 0L32.3542 3.67066L10.7739 3.67066Z" calligra:nodeTypes="ccccc">
            <draw:glue-point draw:id="4" svg:x="0.50000000000pt" svg:y="0.50000000000pt" draw:align="center"/>
            <draw:glue-point draw:id="5" svg:x="0.50000000000pt" svg:y="0.50000000000pt" draw:align="center"/>
          </draw:path>
          <draw:path draw:style-name="gr5" xml:id="shape-57" draw:id="shape-57" draw:layer="" svg:width="43.16042937413pt" svg:height="3.67065625908pt" svg:x="752.59658344127pt" svg:y="379.67627031883pt" svg:viewBox="0 0 43 4" svg:d="M0 0L43.1604 0L32.3542 3.67066L10.7739 3.67066Z" calligra:nodeTypes="ccccc">
            <draw:glue-point draw:id="4" svg:x="0.50000000000pt" svg:y="0.50000000000pt" draw:align="center"/>
            <draw:glue-point draw:id="5" svg:x="0.50000000000pt" svg:y="0.50000000000pt" draw:align="center"/>
          </draw:path>
          <draw:rect draw:style-name="gr4" xml:id="shape-58" draw:id="shape-58" draw:layer="" svg:width="21.92368175014pt" svg:height="3.41057467862pt" svg:x="763.57485886038pt" svg:y="383.08684499745pt">
            <draw:glue-point draw:id="4" svg:x="0.50000000000pt" svg:y="0.50000000000pt" draw:align="center"/>
            <draw:glue-point draw:id="5" svg:x="0.50000000000pt" svg:y="0.50000000000pt" draw:align="center"/>
          </draw:rect>
          <draw:rect draw:style-name="gr5" xml:id="shape-59" draw:id="shape-59" draw:layer="" svg:width="21.92368175014pt" svg:height="3.41057467862pt" svg:x="763.57485886038pt" svg:y="383.08684499745pt">
            <draw:glue-point draw:id="4" svg:x="0.50000000000pt" svg:y="0.50000000000pt" draw:align="center"/>
            <draw:glue-point draw:id="5" svg:x="0.50000000000pt" svg:y="0.50000000000pt" draw:align="center"/>
          </draw:rect>
          <draw:rect draw:style-name="gr4" xml:id="shape-60" draw:id="shape-60" draw:layer="" svg:width="43.81449441219pt" svg:height="3.41057467862pt" svg:x="752.59658344127pt" svg:y="386.49741967607pt">
            <draw:glue-point draw:id="4" svg:x="0.50000000000pt" svg:y="0.50000000000pt" draw:align="center"/>
            <draw:glue-point draw:id="5" svg:x="0.50000000000pt" svg:y="0.50000000000pt" draw:align="center"/>
          </draw:rect>
          <draw:rect draw:style-name="gr5" xml:id="shape-61" draw:id="shape-61" draw:layer="" svg:width="43.81449441219pt" svg:height="3.41057467862pt" svg:x="752.59658344127pt" svg:y="386.49741967607pt">
            <draw:glue-point draw:id="4" svg:x="0.50000000000pt" svg:y="0.50000000000pt" draw:align="center"/>
            <draw:glue-point draw:id="5" svg:x="0.50000000000pt" svg:y="0.50000000000pt" draw:align="center"/>
          </draw:rect>
          <draw:glue-point draw:id="4" svg:x="-50%" svg:y="0%"/>
          <draw:glue-point draw:id="5" svg:x="50%" svg:y="0%"/>
          <draw:glue-point draw:id="6" svg:x="0%" svg:y="-50%"/>
          <draw:glue-point draw:id="7" svg:x="0%" svg:y="50%"/>
          <draw:glue-point draw:id="8" svg:x="-50%" svg:y="-50%"/>
          <draw:glue-point draw:id="9" svg:x="-50%" svg:y="33.33%"/>
          <draw:glue-point draw:id="10" svg:x="50%" svg:y="-50%"/>
          <draw:glue-point draw:id="11" svg:x="50%" svg:y="33.33%"/>
          <draw:glue-point draw:id="12" svg:x="-33.3301%" svg:y="50%"/>
          <draw:glue-point draw:id="13" svg:x="33.33%" svg:y="50%"/>
          <draw:glue-point draw:id="14" svg:x="2.78%" svg:y="2.78%"/>
          <draw:glue-point draw:id="15" svg:x="0.50000000000pt" svg:y="0.50000000000pt" draw:align="center"/>
        </draw:g>
        <draw:connector draw:style-name="gr7" xml:id="shape-62" draw:id="shape-62" draw:layer="" draw:type="line" draw:start-shape="shape-46" draw:start-glue-point="1" draw:end-shape="shape-49" draw:end-glue-point="3" svg:d="M0 0L30.5613 0.165287" svg:viewBox="0 0 31 0"/>
        <draw:connector draw:style-name="gr7" xml:id="shape-63" draw:id="shape-63" draw:layer="" draw:type="standard" draw:start-shape="shape-5" draw:start-glue-point="2" draw:end-shape="shape-26" draw:end-glue-point="0" svg:d="M162.123 0L162.123 20L162.123 92.6994L0 92.6994L0 165.399L0 185.399" svg:viewBox="0 0 162 185"/>
        <draw:connector draw:style-name="gr7" xml:id="shape-64" draw:id="shape-64" draw:layer="" draw:type="standard" draw:start-shape="shape-45" draw:start-glue-point="0" draw:end-shape="shape-6" draw:end-glue-point="2" svg:d="M184.284 183.21L184.284 163.21L184.284 91.6051L0 91.6051L0 20L0 0" svg:viewBox="0 0 184 183"/>
        <draw:connector draw:style-name="gr7" xml:id="shape-65" draw:id="shape-65" draw:layer="" draw:type="line" draw:start-shape="shape-5" draw:start-glue-point="1" draw:end-shape="shape-8" draw:end-glue-point="3" svg:d="M0 0.305789L22.0693 0" svg:viewBox="0 0 22 0"/>
        <draw:g draw:style-name="gr1" xml:id="shape-66" draw:id="shape-66" svg:y="269.81374242169pt">
          <draw:path draw:style-name="gr2" xml:id="shape-67" draw:id="shape-67" draw:layer="" svg:width="83.75031266498pt" svg:height="57.75506499714pt" svg:x="330.30653076555pt" svg:y="272.63840567420pt" svg:viewBox="0 0 84 58" svg:d="M18.3654 16.5942C11.32 16.1664 -1.49746 20.7866 0.14364 30.4262C1.78474 40.0944 10.8957 41.7485 14.6306 39.2387C18.3654 36.7291 8.83014 52.2437 27.0803 56.436C45.3021 60.6284 54.4131 53.9264 51.9514 48.907C49.4898 43.8874 68.1078 60.2292 76.7942 50.9888C85.4807 41.7485 67.6833 32.9359 71.4182 34.2193C75.1532 35.4742 86.754 33.7915 83.019 17.8492C79.2841 1.90668 45.7265 14.056 49.4614 11.9741C53.1964 9.89216 43.6611 -1.8579 32.4563 0.25255C20.8554 2.73375 20.0349 6.49833 18.7899 15.7386Z" calligra:nodeTypes="cccccccccccc">
            <draw:glue-point draw:id="4" svg:x="0.50000000000pt" svg:y="0.50000000000pt" draw:align="center"/>
            <draw:glue-point draw:id="5" svg:x="0.50000000000pt" svg:y="0.50000000000pt" draw:align="center"/>
          </draw:path>
          <draw:frame draw:style-name="gr3" xml:id="shape-68" draw:id="shape-68" draw:layer="" svg:width="48.58591094120pt" svg:height="30.47249373500pt" svg:x="350.97113349375pt" svg:y="287.26520266700pt">
            <draw:text-box>
              <text:p text:style-name="P1"/>
            </draw:text-box>
            <draw:glue-point draw:id="4" svg:x="0.50000000000pt" svg:y="0.50000000000pt" draw:align="center"/>
            <draw:glue-point draw:id="5" svg:x="0.50000000000pt" svg:y="0.50000000000pt" draw:align="center"/>
          </draw:frame>
          <draw:glue-point draw:id="4" svg:x="-50%" svg:y="-0.8401%"/>
          <draw:glue-point draw:id="5" svg:x="-4.6301%" svg:y="50%"/>
          <draw:glue-point draw:id="6" svg:x="49.95%" svg:y="-8.7301%"/>
          <draw:glue-point draw:id="7" svg:x="-8.0901%" svg:y="-49.9601%"/>
          <draw:glue-point draw:id="8" svg:x="0.86%" svg:y="0.36%"/>
          <draw:glue-point draw:id="9" svg:x="0.50000000000pt" svg:y="0.50000000000pt" draw:align="center"/>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dp1" style:family="drawing-page"/>
    <style:page-layout style:name="pm1" style:page-usage="all">
      <style:page-layout-properties calligra:specialborder-bottom="none" calligra:specialborder-left="none" calligra:specialborder-right="none" calligra:specialborder-top="none" fo:border="0pt none #000000" fo:margin="28.080000000000002pt" fo:padding="0.000000000000000pt" fo:page-height="595.276621799999930pt" fo:page-width="841.891222259999950pt" style:print-orientation="landscape"/>
    </style:page-layout>
  </office:automatic-styles>
  <office:master-styles>
    <style:master-page style:name="Default1" draw:style-name="dp1" style:display-name="empty"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6.2</meta:generator>
    <dc:title/>
    <meta:initial-creator>Unknown</meta:initial-creator>
    <meta:editing-cycles>11</meta:editing-cycles>
    <dc:date>2013-07-05T14:24:09</dc:date>
    <meta:creation-date>2013-06-28T02:31:59</meta:creation-date>
    <dc:creator>Justin</dc:creator>
  </office:meta>
</office:document-meta>
</file>